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37cm" table:align="left"/>
    </style:style>
    <style:style style:name="Table1.A" style:family="table-column">
      <style:table-column-properties style:column-width="0.247cm"/>
    </style:style>
    <style:style style:name="Table1.B" style:family="table-column">
      <style:table-column-properties style:column-width="5.39cm"/>
    </style:style>
    <style:style style:name="Table1.A1" style:family="table-cell">
      <style:table-cell-properties style:vertical-align="middle"/>
    </style:style>
    <style:style style:name="Table2" style:family="table">
      <style:table-properties style:width="10.887cm" table:align="left"/>
    </style:style>
    <style:style style:name="Table2.A" style:family="table-column">
      <style:table-column-properties style:column-width="0.247cm"/>
    </style:style>
    <style:style style:name="Table2.B" style:family="table-column">
      <style:table-column-properties style:column-width="10.64cm"/>
    </style:style>
    <style:style style:name="Table2.A1" style:family="table-cell">
      <style:table-cell-properties style:vertical-align="middle"/>
    </style:style>
    <style:style style:name="Table3" style:family="table">
      <style:table-properties style:width="11.903cm" table:align="left"/>
    </style:style>
    <style:style style:name="Table3.A" style:family="table-column">
      <style:table-column-properties style:column-width="0.247cm"/>
    </style:style>
    <style:style style:name="Table3.B" style:family="table-column">
      <style:table-column-properties style:column-width="11.656cm"/>
    </style:style>
    <style:style style:name="Table3.A1" style:family="table-cell">
      <style:table-cell-properties style:vertical-align="middle"/>
    </style:style>
    <style:style style:name="P1" style:family="paragraph" style:parent-style-name="Heading_20_2">
      <style:text-properties style:font-name="Abyssinica SIL"/>
    </style:style>
    <style:style style:name="P2" style:family="paragraph" style:parent-style-name="Heading_20_3">
      <style:text-properties style:font-name="Abyssinica SIL"/>
    </style:style>
    <style:style style:name="P3" style:family="paragraph" style:parent-style-name="Heading_20_4">
      <style:text-properties style:font-name="Abyssinica SIL"/>
    </style:style>
    <style:style style:name="P4" style:family="paragraph" style:parent-style-name="Preformatted_20_Text">
      <style:text-properties fo:color="#c9211e" style:font-name="Abyssinica SIL"/>
    </style:style>
    <style:style style:name="P5" style:family="paragraph" style:parent-style-name="Preformatted_20_Text">
      <style:text-properties style:font-name="Abyssinica SIL"/>
    </style:style>
    <style:style style:name="P6" style:family="paragraph" style:parent-style-name="Preformatted_20_Text">
      <style:paragraph-properties fo:margin-top="0cm" fo:margin-bottom="0.499cm" loext:contextual-spacing="false"/>
      <style:text-properties fo:color="#c9211e" style:font-name="Abyssinica SIL"/>
    </style:style>
    <style:style style:name="P7" style:family="paragraph" style:parent-style-name="Preformatted_20_Text">
      <style:paragraph-properties fo:margin-top="0cm" fo:margin-bottom="0.499cm" loext:contextual-spacing="false"/>
      <style:text-properties style:font-name="Abyssinica SIL"/>
    </style:style>
    <style:style style:name="P8" style:family="paragraph" style:parent-style-name="Standard">
      <style:text-properties style:font-name="Abyssinica SIL"/>
    </style:style>
    <style:style style:name="P9" style:family="paragraph" style:parent-style-name="Table_20_Contents">
      <style:text-properties style:font-name="Abyssinica SIL"/>
    </style:style>
    <style:style style:name="P10" style:family="paragraph" style:parent-style-name="Text_20_body">
      <style:text-properties style:font-name="Abyssinica SIL"/>
    </style:style>
    <style:style style:name="P11" style:family="paragraph" style:parent-style-name="Text_20_body" style:list-style-name="L1">
      <style:text-properties style:font-name="Abyssinica SIL"/>
    </style:style>
    <style:style style:name="P12" style:family="paragraph" style:parent-style-name="Text_20_body" style:list-style-name="L1">
      <style:paragraph-properties fo:margin-top="0cm" fo:margin-bottom="0cm" loext:contextual-spacing="false"/>
      <style:text-properties officeooo:paragraph-rsid="0012b601"/>
    </style:style>
    <style:style style:name="P13" style:family="paragraph" style:parent-style-name="Text_20_body">
      <style:paragraph-properties fo:margin-top="0cm" fo:margin-bottom="0cm" loext:contextual-spacing="false"/>
      <style:text-properties officeooo:paragraph-rsid="0012b601"/>
    </style:style>
    <style:style style:name="P14" style:family="paragraph" style:parent-style-name="Text_20_body">
      <style:paragraph-properties fo:margin-top="0cm" fo:margin-bottom="0cm" loext:contextual-spacing="false"/>
      <style:text-properties style:font-name="Abyssinica SIL" officeooo:paragraph-rsid="0012b601"/>
    </style:style>
    <style:style style:name="P15" style:family="paragraph" style:parent-style-name="Text_20_body" style:list-style-name="L1">
      <style:paragraph-properties fo:margin-top="0cm" fo:margin-bottom="0cm" loext:contextual-spacing="false"/>
      <style:text-properties style:font-name="Abyssinica SIL"/>
    </style:style>
    <style:style style:name="T1" style:family="text">
      <style:text-properties fo:color="#c9211e"/>
    </style:style>
    <style:style style:name="T2" style:family="text">
      <style:text-properties officeooo:rsid="0012b601"/>
    </style:style>
    <style:style style:name="T3" style:family="text">
      <style:text-properties fo:color="#2a6099"/>
    </style:style>
    <style:style style:name="T4" style:family="text">
      <style:text-properties fo:color="#2a6099" style:font-name="Abyssinica SIL"/>
    </style:style>
    <style:style style:name="T5" style:family="text">
      <style:text-properties style:font-name="Abyssinica SI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text:s text:c="44"/><text:span text:style-name="T2">Shared library </text:span></text:p>
      <text:p text:style-name="P14"/>
      <text:p text:style-name="P13"><text:span text:style-name="T5"/></text:p>
      <text:p text:style-name="P13"><text:span text:style-name="T5">C </text:span><text:span text:style-name="T4">Preprocessor</text:span><text:span text:style-name="T5">: This stage processes all the </text:span><text:a xlink:type="simple" xlink:href="https://www.cprogramming.com/tutorial/cpreprocessor.html" text:style-name="Internet_20_link" text:visited-style-name="Visited_20_Internet_20_Link"><text:span text:style-name="T5">preprocessor directives</text:span></text:a><text:span text:style-name="T5">. Basically, any line that starts with a #, such as #define and #include. </text:span></text:p>
      <text:list xml:id="list3244871783" text:style-name="L1">
        <text:list-header>
          <text:p text:style-name="P12"><text:span text:style-name="T4">Compilation</text:span><text:span text:style-name="T5"> Proper: Once the source file has been preprocessed, the result is then compiled. Since many people refer to the </text:span><text:a xlink:type="simple" xlink:href="https://www.cprogramming.com/compilingandlinking.html" text:style-name="Internet_20_link" text:visited-style-name="Visited_20_Internet_20_Link"><text:span text:style-name="T5">entire build process</text:span></text:a><text:span text:style-name="T5"> as compilation, this stage is often referred to as compilation proper. This stage turns a .c file into an .o (object) file. </text:span></text:p>
          <text:p text:style-name="P15"><text:span text:style-name="T3">Linking</text:span>: Here is where all of the object files and any libraries are linked together to make your final program. Note that for static libraries, the actual library is placed in your final program, while for shared libraries, only a reference to the library is placed inside. Now you have a complete program that is ready to run. You launch it from the shell, and the program is handed off to the loader. </text:p>
          <text:p text:style-name="P11"><text:span text:style-name="T3">Loading</text:span>: This stage happens when your program starts up. Your program is scanned for references to shared libraries. Any references found are resolved and the libraries are mapped into your program. </text:p>
        </text:list-header>
      </text:list>
      <text:p text:style-name="P10">Steps 3 and 4 are where the magic (and confusion) happens with shared libraries.</text:p>
      <text:p text:style-name="P10">Now, on to our (very simple) example.</text:p>
      <text:h text:style-name="P1" text:outline-level="2"><text:bookmark text:name="fooh"/>foo.h:</text:h>
      <table:table table:name="Table1" table:style-name="Table1">
        <table:table-column table:style-name="Table1.A"/>
        <table:table-column table:style-name="Table1.B"/>
        <table:table-row>
          <table:table-cell table:style-name="Table1.A1" office:value-type="string">
            <text:p text:style-name="P9">1</text:p>
            <text:p text:style-name="P9">2</text:p>
            <text:p text:style-name="P9">3</text:p>
            <text:p text:style-name="P9">4</text:p>
            <text:p text:style-name="P9">5</text:p>
            <text:p text:style-name="P9">6</text:p>
          </table:table-cell>
          <table:table-cell table:style-name="Table1.A1" office:value-type="string">
            <text:p text:style-name="Table_20_Contents"><text:span text:style-name="Source_20_Text"><text:span text:style-name="T5">#ifndef foo_h__</text:span></text:span></text:p>
            <text:p text:style-name="Table_20_Contents"><text:span text:style-name="Source_20_Text"><text:span text:style-name="T5">#define foo_h__</text:span></text:span></text:p>
            <text:p text:style-name="P9"> </text:p>
            <text:p text:style-name="Table_20_Contents"><text:span text:style-name="Source_20_Text"><text:span text:style-name="T5">extern</text:span></text:span><text:span text:style-name="T5"> </text:span><text:span text:style-name="Source_20_Text"><text:span text:style-name="T5">void</text:span></text:span><text:span text:style-name="T5"> </text:span><text:span text:style-name="Source_20_Text"><text:span text:style-name="T5">foo(void);</text:span></text:span></text:p>
            <text:p text:style-name="P9"> </text:p>
            <text:p text:style-name="Table_20_Contents"><text:span text:style-name="Source_20_Text"><text:span text:style-name="T5">#endif  // foo_h__</text:span></text:span></text:p>
          </table:table-cell>
        </table:table-row>
      </table:table>
      <text:p text:style-name="P10">##foo.c:</text:p>
      <table:table table:name="Table2" table:style-name="Table2">
        <table:table-column table:style-name="Table2.A"/>
        <table:table-column table:style-name="Table2.B"/>
        <table:table-row>
          <table:table-cell table:style-name="Table2.A1" office:value-type="string">
            <text:p text:style-name="P9">1</text:p>
            <text:p text:style-name="P9">2</text:p>
            <text:p text:style-name="P9">3</text:p>
            <text:p text:style-name="P9">4</text:p>
            <text:p text:style-name="P9">5</text:p>
            <text:p text:style-name="P9">6</text:p>
            <text:p text:style-name="P9">7</text:p>
          </table:table-cell>
          <table:table-cell table:style-name="Table2.A1" office:value-type="string">
            <text:p text:style-name="Table_20_Contents"><text:span text:style-name="Source_20_Text"><text:span text:style-name="T5">#include &lt;stdio.h&gt;</text:span></text:span></text:p>
            <text:p text:style-name="P9"> </text:p>
            <text:p text:style-name="P9"> </text:p>
            <text:p text:style-name="Table_20_Contents"><text:span text:style-name="Source_20_Text"><text:span text:style-name="T5">void</text:span></text:span><text:span text:style-name="T5"> </text:span><text:span text:style-name="Source_20_Text"><text:span text:style-name="T5">foo(void)</text:span></text:span></text:p>
            <text:p text:style-name="Table_20_Contents"><text:span text:style-name="Source_20_Text"><text:span text:style-name="T5">{</text:span></text:span></text:p>
            <text:p text:style-name="Table_20_Contents"><text:span text:style-name="Source_20_Text"><text:span text:style-name="T5">    puts("Hello, I am a shared library");</text:span></text:span></text:p>
            <text:p text:style-name="Table_20_Contents"><text:span text:style-name="Source_20_Text"><text:span text:style-name="T5">}</text:span></text:span></text:p>
          </table:table-cell>
        </table:table-row>
      </table:table>
      <text:p text:style-name="P10">##main.c:</text:p>
      <table:table table:name="Table3" table:style-name="Table3">
        <table:table-column table:style-name="Table3.A"/>
        <table:table-column table:style-name="Table3.B"/>
        <table:table-row>
          <table:table-cell table:style-name="Table3.A1" office:value-type="string">
            <text:p text:style-name="P9">1</text:p>
            <text:p text:style-name="P9"><text:soft-page-break/>2</text:p>
            <text:p text:style-name="P9">3</text:p>
            <text:p text:style-name="P9">4</text:p>
            <text:p text:style-name="P9">5</text:p>
            <text:p text:style-name="P9">6</text:p>
            <text:p text:style-name="P9">7</text:p>
            <text:p text:style-name="P9">8</text:p>
            <text:p text:style-name="P9">9</text:p>
          </table:table-cell>
          <table:table-cell table:style-name="Table3.A1" office:value-type="string">
            <text:p text:style-name="Table_20_Contents"><text:span text:style-name="Source_20_Text"><text:span text:style-name="T5">#include &lt;stdio.h&gt;</text:span></text:span></text:p>
            <text:p text:style-name="Table_20_Contents"><text:soft-page-break/><text:span text:style-name="Source_20_Text"><text:span text:style-name="T5">#include "foo.h"</text:span></text:span></text:p>
            <text:p text:style-name="P9"> </text:p>
            <text:p text:style-name="Table_20_Contents"><text:span text:style-name="Source_20_Text"><text:span text:style-name="T5">int</text:span></text:span><text:span text:style-name="T5"> </text:span><text:span text:style-name="Source_20_Text"><text:span text:style-name="T5">main(void)</text:span></text:span></text:p>
            <text:p text:style-name="Table_20_Contents"><text:span text:style-name="Source_20_Text"><text:span text:style-name="T5">{</text:span></text:span></text:p>
            <text:p text:style-name="Table_20_Contents"><text:span text:style-name="Source_20_Text"><text:span text:style-name="T5">    puts("This is a shared library test...");</text:span></text:span></text:p>
            <text:p text:style-name="Table_20_Contents"><text:span text:style-name="Source_20_Text"><text:span text:style-name="T5">    foo();</text:span></text:span></text:p>
            <text:p text:style-name="Table_20_Contents"><text:span text:style-name="Source_20_Text"><text:span text:style-name="T5">    return</text:span></text:span><text:span text:style-name="T5"> </text:span><text:span text:style-name="Source_20_Text"><text:span text:style-name="T5">0;</text:span></text:span></text:p>
            <text:p text:style-name="Table_20_Contents"><text:span text:style-name="Source_20_Text"><text:span text:style-name="T5">}</text:span></text:span></text:p>
          </table:table-cell>
        </table:table-row>
      </table:table>
      <text:p text:style-name="P10">foo.h defines the interface to our library, a single function, foo(). foo.c contains the implementation of that function, and main.c is a driver program that uses our library.</text:p>
      <text:p text:style-name="P10">For the purposes of this example, everything will happen in /home/username/foo</text:p>
      <text:h text:style-name="P1" text:outline-level="2"><text:bookmark text:name="step-1-compiling-with-position-independent-code"/>Step 1: Compiling with Position Independent Code</text:h>
      <text:p text:style-name="Text_20_body"><text:span text:style-name="T5">We need to compile our library source code into position-independent code (PIC):</text:span><text:bookmark text:name="fnref:pic"/><text:a xlink:type="simple" xlink:href="https://www.cprogramming.com/tutorial/shared-libraries-linux-gcc.html#fn:pic" text:style-name="Internet_20_link" text:visited-style-name="Visited_20_Internet_20_Link"><text:span text:style-name="T5">1</text:span></text:a></text:p>
      <text:p text:style-name="P7">$ <text:span text:style-name="T1">gcc -c -Wall -Werror -fpic foo.c</text:span></text:p>
      <text:h text:style-name="P1" text:outline-level="2"><text:bookmark text:name="step-2-creating-a-shared-library-from-an-object-file"/>Step 2: Creating a shared library from an object file</text:h>
      <text:p text:style-name="P10">Now we need to actually turn this object file into a shared library. We will call it libfoo.so:</text:p>
      <text:p text:style-name="P6">gcc -shared -o libfoo.so foo.o</text:p>
      <text:h text:style-name="P1" text:outline-level="2"><text:bookmark text:name="step-3-linking-with-a-shared-library"/>Step 3: Linking with a shared library</text:h>
      <text:p text:style-name="P10">As you can see, that was actually pretty easy. We have a shared library. Let us compile our main.c and link it with libfoo. We will call our final program test. Note that the -lfoo option is not looking for foo.o, but libfoo.so. GCC assumes that all libraries start with lib and end with .so or .a (.so is for shared object or shared libraries, and .a is for archive, or statically linked libraries).</text:p>
      <text:p text:style-name="P5">$ <text:span text:style-name="T1">gcc -Wall -o test main.c -lfoo</text:span></text:p>
      <text:p text:style-name="P4">/usr/bin/ld: cannot find -lfoo</text:p>
      <text:p text:style-name="P6">collect2: ld returned 1 exit status</text:p>
      <text:h text:style-name="P2" text:outline-level="3"><text:bookmark text:name="telling-gcc-where-to-find-the-shared-library"/>Telling GCC where to find the shared library</text:h>
      <text:p text:style-name="Text_20_body"><text:span text:style-name="T5">Uh-oh! The linker does not know where to find libfoo. GCC has a list of places it looks by default, but our directory is not in that list.</text:span><text:bookmark text:name="fnref:gcclist"/><text:a xlink:type="simple" xlink:href="https://www.cprogramming.com/tutorial/shared-libraries-linux-gcc.html#fn:gcclist" text:style-name="Internet_20_link" text:visited-style-name="Visited_20_Internet_20_Link"><text:span text:style-name="T5">2</text:span></text:a><text:span text:style-name="T5"> We need to tell GCC where to find libfoo.so. We will do that with the -L option. In this example, we will use the current directory, /home/username/foo:</text:span></text:p>
      <text:p text:style-name="P7"><text:soft-page-break/>$ <text:span text:style-name="T1">gcc -L/home/username/foo -Wall -o test main.c -lfoo</text:span></text:p>
      <text:h text:style-name="P1" text:outline-level="2"><text:bookmark text:name="step-4-making-the-library-available-at-runtime"/>Step 4: Making the library available at runtime</text:h>
      <text:p text:style-name="P10">Good, no errors. Now let us run our program:</text:p>
      <text:p text:style-name="P5">$ <text:span text:style-name="T1">./test</text:span></text:p>
      <text:p text:style-name="P6">./test: error while loading shared libraries: libfoo.so: cannot open shared object file: No such file or directory</text:p>
      <text:p text:style-name="Text_20_body"><text:span text:style-name="T5">Oh no! The loader cannot find the shared library.</text:span><text:bookmark text:name="fnref:loadorder"/><text:a xlink:type="simple" xlink:href="https://www.cprogramming.com/tutorial/shared-libraries-linux-gcc.html#fn:loadorder" text:style-name="Internet_20_link" text:visited-style-name="Visited_20_Internet_20_Link"><text:span text:style-name="T5">3</text:span></text:a><text:span text:style-name="T5"> We did not install it in a standard location, so we need to give the loader a little help. We have a couple of options: we can use the environment variable LD_LIBRARY_PATH for this, or rpath. Let us take a look first at LD_LIBRARY_PATH:</text:span></text:p>
      <text:h text:style-name="P2" text:outline-level="3"><text:bookmark text:name="using-ld_library_path"/>Using LD_LIBRARY_PATH</text:h>
      <text:p text:style-name="P7">$ <text:span text:style-name="T1">echo $LD_LIBRARY_PATH</text:span></text:p>
      <text:p text:style-name="P10">There is nothing in there. Let us fix that by prepending our working directory to the existing LD_LIBRARY_PATH:</text:p>
      <text:p text:style-name="P4">$ LD_LIBRARY_PATH=/home/username/foo:$LD_LIBRARY_PATH</text:p>
      <text:p text:style-name="P4">$ ./test</text:p>
      <text:p text:style-name="P7">./test: error while loading shared libraries: libfoo.so: cannot open shared object file: No such file or directory</text:p>
      <text:p text:style-name="P10">What happened? Our directory is in LD_LIBRARY_PATH, but we did not export it. In Linux, if you do not export the changes to an environment variable, they will not be inherited by the child processes. The loader and our test program did not inherit the changes we made. Thankfully, the fix is easy:</text:p>
      <text:p text:style-name="P5">$ <text:span text:style-name="T1">export LD_LIBRARY_PATH=/home/username/foo:$LD_LIBRARY_PATH</text:span></text:p>
      <text:p text:style-name="P4">$ ./test</text:p>
      <text:p text:style-name="P5">This is a shared library test...</text:p>
      <text:p text:style-name="P7">Hello, I am a shared library</text:p>
      <text:p text:style-name="P10">Good, it worked! LD_LIBRARY_PATH is great for quick tests and for systems on which you do not have admin privileges. As a downside, however, exporting the LD_LIBRARY_PATH variable means it may cause problems with other programs you run that also rely on LD_LIBRARY_PATH if you do not reset it to its previous state when you are done.</text:p>
      <text:h text:style-name="P2" text:outline-level="3"><text:bookmark text:name="using-rpath"/>Using rpath</text:h>
      <text:p text:style-name="P10">Now let s try rpath (first we will clear LD_LIBRARY_PATH to ensure it is rpath that is finding our library). Rpath, or the run path, is a way of embedding the location of shared libraries in the executable itself, instead of relying on default locations or <text:soft-page-break/>environment variables. We do this during the linking stage. Notice the lengthy â€œ-Wl,-rpath=/home/username/fooâ€ option. The -Wl portion sends comma-separated options to the linker, so we tell it to send the -rpath option to the linker with our working directory.</text:p>
      <text:p text:style-name="P5">$ <text:span text:style-name="T1">unset LD_LIBRARY_PATH</text:span></text:p>
      <text:p text:style-name="P4">$ gcc -L/home/username/foo -Wl,-rpath=/home/username/foo -Wall -o test main.c -lfoo</text:p>
      <text:p text:style-name="P4">$ ./test</text:p>
      <text:p text:style-name="P5">This is a shared library test...</text:p>
      <text:p text:style-name="P7">Hello, I am a shared library</text:p>
      <text:p text:style-name="P10">Excellent, it worked. The rpath method is great because each program gets to list its shared library locations independently, so there are no issues with different programs looking in the wrong paths like there were for LD_LIBRARY_PATH.</text:p>
      <text:h text:style-name="P3" text:outline-level="4"><text:bookmark text:name="rpath-vs-ld_library_path"/>rpath vs. LD_LIBRARY_PATH</text:h>
      <text:p text:style-name="P10">There are a few downsides to rpath, however. First, it requires that shared libraries be installed in a fixed location so that all users of your program will have access to those libraries in those locations. That means less flexibility in system configuration. Second, if that library refers to a NFS mount or other network drive, you may experience undesirable delays - or worse - on program startup.</text:p>
      <text:h text:style-name="P2" text:outline-level="3"><text:bookmark text:name="using-ldconfig-to-modify-ldso"/>Using ldconfig to modify ld.so</text:h>
      <text:p text:style-name="P10">What if we want to install our library so everybody on the system can use it? For that, you will need admin privileges. You will need this for two reasons: first, to put the library in a standard location, probably /usr/lib or /usr/local/lib, which normal users do not have write access to. Second, you will need to modify the ld.so config file and cache. As root, do the following:</text:p>
      <text:p text:style-name="P5">$ cp /home/username/foo/libfoo.so /usr/lib</text:p>
      <text:p text:style-name="P7">$ chmod 0755 /usr/lib/libfoo.so</text:p>
      <text:p text:style-name="P10">Now the file is in a standard location, with correct permissions, readable by everybody. We need to tell the loader it is available for use, so let us update the cache:</text:p>
      <text:p text:style-name="P7">$ ldconfig</text:p>
      <text:p text:style-name="P10">That should create a link to our shared library and update the cache so it is available for immediate use. Let us double check:</text:p>
      <text:p text:style-name="P5">$ ldconfig -p | grep foo</text:p>
      <text:p text:style-name="P7">libfoo.so (libc6) =&gt; /usr/lib/libfoo.so</text:p>
      <text:p text:style-name="P10">Now our library is installed. Before we test it, we have to clean up a few things:</text:p>
      <text:p text:style-name="P10"><text:soft-page-break/>Clear our LD_LIBRARY_PATH once more, just in case:</text:p>
      <text:p text:style-name="P7">$ unset LD_LIBRARY_PATH</text:p>
      <text:p text:style-name="P10">Re-link our executable. Notice we do not need the -L option since our library is stored in a default location and we are not using the rpath option:</text:p>
      <text:p text:style-name="P7">$ gcc -Wall -o test main.c -lfoo</text:p>
      <text:p text:style-name="P10">Let us make sure we are using the /usr/lib instance of our library using ldd:</text:p>
      <text:p text:style-name="P5">$ ldd test | grep foo</text:p>
      <text:p text:style-name="P7">libfoo.so =&gt; /usr/lib/libfoo.so (0x00a42000)</text:p>
      <text:p text:style-name="P10">Good, now let us run it:</text:p>
      <text:p text:style-name="P5">$ ./test</text:p>
      <text:p text:style-name="P5">This is a shared library test...</text:p>
      <text:p text:style-name="P7">Hello, I am a shared library</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10:55:17.591464925</meta:creation-date>
    <dc:date>2020-09-25T11:03:11.451495002</dc:date>
    <meta:editing-duration>PT7M59S</meta:editing-duration>
    <meta:editing-cycles>1</meta:editing-cycles>
    <meta:document-statistic meta:table-count="3" meta:image-count="0" meta:object-count="0" meta:page-count="5" meta:paragraph-count="118" meta:word-count="1264" meta:character-count="7400" meta:non-whitespace-character-count="6179"/>
    <meta:generator>LibreOffice/6.4.4.2$Linux_X86_64 LibreOffice_project/40$Build-2</meta:generator>
  </office:meta>
</office:document-meta>
</file>